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1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Judaism--Dietary law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6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4">[?]/</text:p>
      <text:p text:style-name="P2">A few words about the law/</text:p>
      <text:p text:style-name="P2">of Bassar Bechalab (meat &amp; milk)/</text:p>
      <text:p text:style-name="P2"/>
      <text:p text:style-name="P3">[Page 1]</text:p>
      <text:p text:style-name="P3">An attendant of this Synagogue, whose signature was/ not appended to the note I received, asked on Monday/ last, that I would make to day the Seventh and/ eighth verses of the 18<text:span text:style-name="T2">th</text:span><text:span text:style-name="T3"> Chapter of Genesis the topic/ of a discourse. <text:s/>By referring to the place cited, I dis-/-covered the object which prompted the request. <text:s/>For, the/ Biblical narrative speaks of the moral which Abraham/ prepared for the three strangers, he hospitably entertained./ <text:s/>The person who addressed me, doubtless wishes to understand/ how the prohibition of using promiscuously meat and/ any milky substance can be reconciled with the doing of the/ founder of our race. <text:s/>We are told that he took cream/ and the flesh of a calf, and set all before his guests, and/ they did eat. <text:s/>I might settle the question immediately/ </text:span><text:span text:style-name="T4">at rest,</text:span><text:span text:style-name="T5"> by remarking that the rule we now observe/ is an institution posterior to the patriarchal times. <text:s/>Hence/ Abraham could no more keep it than the command-/-ment of not intermarrying among blood relations--/ a precept of infinitely greater moment than</text:span><text:span text:style-name="T4">t</text:span><text:span text:style-name="T5"> that at issue--/against which he acted, when he took Sarah, his/</text:span></text:p>
      <text:p text:style-name="P3"><text:span text:style-name="T5"/></text:p>
      <text:p text:style-name="P3"><text:span text:style-name="T5">[Page 2]</text:span></text:p>
      <text:p text:style-name="P3"><text:span text:style-name="T5">half-sister for </text:span><text:span text:style-name="T4">a</text:span><text:span text:style-name="T5"> wife. <text:s/>But the answer, though/ quite sufficient, might be considered curt, and if/ not so </text:span><text:soft-page-break/><text:span text:style-name="T5">unfavorably interpreted, it might perhaps be looked/ upon as a</text:span><text:span text:style-name="T4">n</text:span><text:span text:style-name="T5"> skilful[sic!] evasion. <text:s/>To prevent a construction, which/ in any way I would deprecate, I shall possibly be/ compelled to repeat myself. <text:s/>Some among my audience/ may remember a discourse I once delivered upon that/ same subject, in compliance, I think, with the expressed/ wish of another member of this Congregation./</text:span></text:p>
      <text:p text:style-name="P3"><text:span text:style-name="T5">I have not referred at all to that composition of mine;/ for, besides its having been </text:span><text:span text:style-name="T4">delivered</text:span><text:span text:style-name="T5"> recited before a large assembly,/ I lent the manuscript--from which I then habitually read--/to several friends for perusal. <text:s/>But as loth as I am/ to rehearse words that have been already heard, I may/ unavoidably present ideas very similar to those I advanced/ on a former occasion. <text:s/>I shall, however, do so concisely./ <text:s/>It is generally known that the prohibition technically/ called "Bassar bechalab" draws its origin from a/ Scriptural sentence written twice in Exodus and once in/ Deuteronomy. <text:s/>It runs thus: "Thou shalt not seeth the/ kid in its mother's milk." <text:s/>Guided by the light/ of our judgment, we would arrive at the conclusion that the ordinance/</text:span></text:p>
      <text:p text:style-name="P3"><text:span text:style-name="T5"/></text:p>
      <text:p text:style-name="P3"><text:span text:style-name="T5">[Page 3]</text:span></text:p>
      <text:p text:style-name="P3"><text:span text:style-name="T5">aims to instill humane feelings into our breasts towards/ even the brute creation; and that it bears analogy/ to the precept forbidding to plough the ground with/ an ox and an ass, because the two animals are unequal/ in strength, and to other</text:span><text:span text:style-name="T4">s</text:span><text:span text:style-name="T5"> prescriptions having evidently the same/ tendency. <text:s/>Accordingly, the application of the/ rule to all quadrupeds, seems perfectly logical. <text:s/>So/ did the ancients agree to apply it, and so the writings of/ unbias</text:span><text:span text:style-name="T4">s</text:span><text:span text:style-name="T5">ed authors testify. <text:s/>For, our predecessors believed/ that Holy Writ often speaks in general terms, depending/ on tradition for a full explanation of its ordinances. <text:s/>As/ in the present instance, where the act of seething is simply/ forbidden, not withstanding that the eating and making/ any other use thereof must be included in the prohibition,/ and as we are orally taught. <text:s/>Maimonides,/ however, entertains an entirely different opinion about/ the object of the statute. <text:s/>Because the sentence/ in which it is conveyed, occurs </text:span><text:span text:style-name="T4">two</text:span><text:span text:style-name="T5"> twice in a chapter/ relating to the institution of our holidays, he argues/ that very probably heathen nations, were wont to boil/</text:span></text:p>
      <text:p text:style-name="P3"><text:span text:style-name="T5"/></text:p>
      <text:p text:style-name="P3"><text:span text:style-name="T5">[Page 4]</text:span></text:p>
      <text:p text:style-name="P3"><text:span text:style-name="T5">a kid in its mother's milk and either offer or eat it/ at the festivals in honor of some of their false deities./ <text:s/>That he inspired Lawgiver, anxious to separate Israel/ entirely from idolaters, repeatedly cautioned against copy-/-ing one of their practices, as to say: when you appear before/ your Lord do nothing like the rites of gentilism./</text:span></text:p>
      <text:p text:style-name="P3"><text:span text:style-name="T5">The celebrity which the Rabbi aforenamed deservedly enjoys,/ led many to embrace his views as the most acceptable./ <text:s/>To me they seem open to serious objections, but in order/ not to enlarge upon a theme I have discussed before, I will/ merely remark, that inasmuch as Moses in the book/ of Deuteronomy connected that statute with those concern-/-ing animals and fishes </text:span><text:span text:style-name="T4">from</text:span><text:span text:style-name="T5"> which we must </text:span><text:span text:style-name="T4">abstain</text:span><text:span text:style-name="T5"> loathe, and/ not with the laws relating to heathen customs, we receive from/ that circumstance a semi-proof against the idea held by/ Maimonides, and in favor of that which I have put forth./ <text:s/>I mean, that the Divine Legislator desired us to consider/ the act of eating a kid in its mother's milk in itself/ an abomination to the Lord; ignoring the cause that/ may or may not have given rise to the prohibition./ <text:s/>Now my Brethren! if we accept the oral interpretation,/ supported by logical deductions which extend the rule to all four footed animals, suckling/</text:span></text:p>
      <text:p text:style-name="P3"><text:span text:style-name="T5"/></text:p>
      <text:p text:style-name="P3"><text:span text:style-name="T5">[Page 5]</text:span></text:p>
      <text:p text:style-name="P3"><text:span text:style-name="T5">their young, (in the same manner as the commandment/ of not killing an ox or a sheep with its </text:span><text:span text:style-name="T4">young</text:span><text:span text:style-name="T5"> offspring in one day/ bears a wider meaning than the literal text presents)/ <text:s/>If we agree that to avoid, by all precautions, feeding on the/ flesh of an animal together with the milk of its mother,/ or of any substance derived from it is by the spirit of the Bible obligatory, we will/ respect the scruples which influenced the Rabbins./</text:span></text:p>
      <text:p text:style-name="P3"><text:span text:style-name="T5">The fear that we might unintentionally transgress the law,/ made them hedge it in with numerous </text:span><text:soft-page-break/><text:span text:style-name="T5">fences. <text:s/>Their motive was pure. <text:s/>Zeal for their Master impelled them so to act. <text:s/>I may/ be free to say that as to the regulations of culinary utensils--/ adding difficulties to our household arrangements, the mater-/-ials employed by our forefathers may possibly have occasioned/ the restrictions. <text:s/>The character of their vessels may have/ been such, as to imbibe and retain fluids, differing from/ many now in use, which are harder and less </text:span><text:span text:style-name="T4">impregnable</text:span><text:span text:style-name="T5"> apt to absorb moisture./ <text:s/>But neither do I arrogate to myself the authority of/ </text:span><text:span text:style-name="T4">acting contrary to</text:span><text:span text:style-name="T5"> setting aside the general practice, nor could i consistently/ encourage its </text:span><text:span text:style-name="T4">abolition</text:span><text:span text:style-name="T5"> abrogation. <text:s/>This much I have said in/ answer to the request made in writing by a fellow-believer,/ who probably </text:span><text:span text:style-name="T4">may</text:span><text:span text:style-name="T5"> wishes to follow the usages of our people/ intelligently. <text:s/>Should the querist seek fuller inform-/-ation, I will look for and willingly lend the copy of a/</text:span></text:p>
      <text:p text:style-name="P3"><text:span text:style-name="T5"/></text:p>
      <text:p text:style-name="P3"><text:span text:style-name="T5">[Page 6]</text:span></text:p>
      <text:p text:style-name="P3"><text:span text:style-name="T5">more elaborate discourse upon that subject. <text:s/>Still, I </text:span><text:span text:style-name="T4">believe</text:span><text:span text:style-name="T5"> conceive that/ what I have briefly stated meets the question without/ evasion or equivocation. <text:s/>Not that I </text:span><text:span text:style-name="T4">anticipate</text:span><text:span text:style-name="T5"> flatter myself to have brought/ conviction to minds prejudiced against traditional expositions,/ but that I hope to have shown that the law </text:span><text:span text:style-name="T4">I</text:span><text:span text:style-name="T5"> we have/ considered this morning stands in the main on logical grounds,/ and that by obeying it we follow a Mosaic injunction,/ according to its sense, and we will acquire merit thereby/ in the sight of the heavenly Legislato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4:11:21.24</meta:creation-date>
    <meta:document-statistic meta:table-count="0" meta:image-count="0" meta:object-count="0" meta:page-count="4" meta:paragraph-count="79" meta:word-count="1311" meta:character-count="8138"/>
    <dc:date>2013-02-05T14:37:46.26</dc:date>
    <meta:editing-duration>PT1M44S</meta:editing-duration>
    <meta:editing-cycles>1</meta:editing-cycles>
    <meta:generator>OpenOffice.org/3.4.1$Win32 OpenOffice.org_project/341m1$Build-9593</meta:generator>
  </office:meta>
</office:document-meta>
</file>